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4.04mm" fo:margin-left="-0.14mm" style:page-number="auto" table:align="left"/>
    </style:style>
    <style:style style:name="Table1.A" style:family="table-column">
      <style:table-column-properties style:column-width="89.71mm"/>
    </style:style>
    <style:style style:name="Table1.B" style:family="table-column">
      <style:table-column-properties style:column-width="74.33mm"/>
    </style:style>
    <style:style style:name="Table1.1" style:family="table-row">
      <style:table-row-properties style:min-row-height="22.19mm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" fo:padding="0.97mm" fo:border="none"/>
    </style:style>
    <style:style style:name="Table9" style:family="table">
      <style:table-properties style:width="163.79mm" table:align="left"/>
    </style:style>
    <style:style style:name="Table9.A" style:family="table-column">
      <style:table-column-properties style:column-width="163.79mm"/>
    </style:style>
    <style:style style:name="Table9.A1" style:family="table-cell">
      <style:table-cell-properties fo:padding="0.97mm" fo:border="none"/>
    </style:style>
    <style:style style:name="Table8" style:family="table">
      <style:table-properties style:width="164.04mm" fo:margin-left="0mm" table:align="left"/>
    </style:style>
    <style:style style:name="Table8.A" style:family="table-column">
      <style:table-column-properties style:column-width="164.04mm"/>
    </style:style>
    <style:style style:name="Table8.A1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10" style:family="table">
      <style:table-properties style:width="163.79mm" table:align="left"/>
    </style:style>
    <style:style style:name="Table10.A" style:family="table-column">
      <style:table-column-properties style:column-width="131.57mm"/>
    </style:style>
    <style:style style:name="Table10.B" style:family="table-column">
      <style:table-column-properties style:column-width="11.55mm"/>
    </style:style>
    <style:style style:name="Table10.C" style:family="table-column">
      <style:table-column-properties style:column-width="20.67mm"/>
    </style:style>
    <style:style style:name="Table10.1" style:family="table-row">
      <style:table-row-properties style:row-height="6.6mm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63.79mm" table:align="left"/>
    </style:style>
    <style:style style:name="Table2.A" style:family="table-column">
      <style:table-column-properties style:column-width="131.57mm"/>
    </style:style>
    <style:style style:name="Table2.B" style:family="table-column">
      <style:table-column-properties style:column-width="11.55mm"/>
    </style:style>
    <style:style style:name="Table2.C" style:family="table-column">
      <style:table-column-properties style:column-width="20.67mm"/>
    </style:style>
    <style:style style:name="Table2.1" style:family="table-row">
      <style:table-row-properties style:min-row-height="0.48mm"/>
    </style:style>
    <style:style style:name="Table2.A1" style:family="table-cell">
      <style:table-cell-properties style:vertical-align="bottom" fo:padding="0.97mm" fo:border="none"/>
    </style:style>
    <style:style style:name="Table2.2" style:family="table-row">
      <style:table-row-properties style:row-height="1.01mm"/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3" style:family="table-row">
      <style:table-row-properties style:row-height="6.6mm"/>
    </style:style>
    <style:style style:name="Table2.A3" style:family="table-cell">
      <style:table-cell-properties fo:padding="0.97mm" fo:border="none"/>
    </style:style>
    <style:style style:name="Table2.B3" style:family="table-cell">
      <style:table-cell-properties fo:padding="0.97mm" fo:border="none"/>
    </style:style>
    <style:style style:name="Table2.C3" style:family="table-cell">
      <style:table-cell-properties fo:padding="0.97mm" fo:border="none"/>
    </style:style>
    <style:style style:name="Table5" style:family="table">
      <style:table-properties style:width="163.79mm" table:align="left"/>
    </style:style>
    <style:style style:name="Table5.A" style:family="table-column">
      <style:table-column-properties style:column-width="131.57mm"/>
    </style:style>
    <style:style style:name="Table5.B" style:family="table-column">
      <style:table-column-properties style:column-width="11.55mm"/>
    </style:style>
    <style:style style:name="Table5.C" style:family="table-column">
      <style:table-column-properties style:column-width="20.67mm"/>
    </style:style>
    <style:style style:name="Table5.A1" style:family="table-cell">
      <style:table-cell-properties style:vertical-align="" fo:background-color="#ffffff" fo:padding="0.97mm" fo:border="none">
        <style:background-image/>
      </style:table-cell-properties>
    </style:style>
    <style:style style:name="Table3" style:family="table">
      <style:table-properties style:width="164.04mm" fo:margin-left="0mm" table:align="left"/>
    </style:style>
    <style:style style:name="Table3.A" style:family="table-column">
      <style:table-column-properties style:column-width="50.02mm"/>
    </style:style>
    <style:style style:name="Table3.B" style:family="table-column">
      <style:table-column-properties style:column-width="81.54mm"/>
    </style:style>
    <style:style style:name="Table3.C" style:family="table-column">
      <style:table-column-properties style:column-width="11.55mm"/>
    </style:style>
    <style:style style:name="Table3.D" style:family="table-column">
      <style:table-column-properties style:column-width="20.92mm"/>
    </style:style>
    <style:style style:name="Table3.1" style:family="table-row">
      <style:table-row-properties style:row-height="8.64mm"/>
    </style:style>
    <style:style style:name="Table3.A1" style:family="table-cell">
      <style:table-cell-properties fo:padding="0.97mm" fo:border="none"/>
    </style:style>
    <style:style style:name="Table3.C1" style:family="table-cell">
      <style:table-cell-properties fo:padding="0.97mm" fo:border-left="none" fo:border-right="none" fo:border-top="0.5pt solid #000000" fo:border-bottom="none"/>
    </style:style>
    <style:style style:name="Table3.C2" style:family="table-cell">
      <style:table-cell-properties fo:padding="0.97mm" fo:border-left="none" fo:border-right="none" fo:border-top="none" fo:border-bottom="0.5pt solid #000000"/>
    </style:style>
    <style:style style:name="Table3.3" style:family="table-row">
      <style:table-row-properties style:min-row-height="3.9mm"/>
    </style:style>
    <style:style style:name="Table3.C3" style:family="table-cell">
      <style:table-cell-properties fo:padding="0.97mm" fo:border-left="none" fo:border-right="none" fo:border-top="none" fo:border-bottom="1pt solid #000000"/>
    </style:style>
    <style:style style:name="Table3.4" style:family="table-row">
      <style:table-row-properties style:min-row-height="9mm"/>
    </style:style>
    <style:style style:name="Table3.C4" style:family="table-cell">
      <style:table-cell-properties style:vertical-align="bottom" fo:padding="0.97mm" fo:border="none"/>
    </style:style>
    <style:style style:name="P1" style:family="paragraph" style:parent-style-name="Header">
      <style:text-properties officeooo:rsid="00222d44" officeooo:paragraph-rsid="00222d44"/>
    </style:style>
    <style:style style:name="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Helvetica1" fo:font-size="10pt" fo:letter-spacing="0.56mm" style:font-size-asian="10pt" style:font-size-complex="10pt"/>
    </style:style>
    <style:style style:name="P4" style:family="paragraph" style:parent-style-name="Standard">
      <style:paragraph-properties fo:line-height="5.59mm"/>
      <style:text-properties style:font-name="Helvetica1" fo:font-size="10pt" fo:letter-spacing="0.56mm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5.59mm"/>
      <style:text-properties style:font-name="Helvetica1" fo:font-size="10pt" fo:letter-spacing="0.21mm" style:font-size-asian="10pt" style:font-size-complex="10pt"/>
    </style:style>
    <style:style style:name="P6" style:family="paragraph" style:parent-style-name="Standard">
      <style:paragraph-properties fo:line-height="5.59mm" fo:text-align="end" style:justify-single-word="false"/>
      <style:text-properties style:font-name="Helvetica1" fo:font-size="10pt" fo:letter-spacing="0.21mm" style:font-size-asian="10pt" style:font-size-complex="10pt"/>
    </style:style>
    <style:style style:name="P7" style:family="paragraph" style:parent-style-name="Standard">
      <style:paragraph-properties fo:line-height="5.59mm"/>
      <style:text-properties style:font-name="Helvetica1" fo:font-size="10pt" fo:letter-spacing="0.21mm" officeooo:paragraph-rsid="00bac93e" style:font-size-asian="10pt" style:font-size-complex="10pt"/>
    </style:style>
    <style:style style:name="P8" style:family="paragraph" style:parent-style-name="Standard">
      <style:paragraph-properties fo:line-height="5.59mm"/>
      <style:text-properties style:font-name="Helvetica1" fo:font-size="10pt" fo:letter-spacing="0.21mm" fo:font-weight="normal" officeooo:rsid="00b266ee" officeooo:paragraph-rsid="00bac93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5.59mm" fo:text-align="end" style:justify-single-word="false"/>
      <style:text-properties style:font-name="Helvetica1" fo:font-size="10pt" fo:letter-spacing="0.21mm" fo:font-weight="normal" officeooo:rsid="00b266ee" officeooo:paragraph-rsid="00b266e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5.59mm"/>
      <style:text-properties style:font-name="Helvetica1" fo:font-size="10pt" fo:letter-spacing="0.21mm" fo:font-weight="normal" officeooo:rsid="00bb67e4" officeooo:paragraph-rsid="00bb67e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5.59mm"/>
      <style:text-properties style:font-name="Helvetica1" fo:font-size="10pt" fo:letter-spacing="0.21mm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5.59mm"/>
      <style:text-properties style:font-name="Helvetica1" fo:font-size="10pt" fo:letter-spacing="0.21mm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Helvetica1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Helvetica1" fo:font-size="10pt" fo:letter-spacing="0.14mm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officeooo:rsid="00bc1570" officeooo:paragraph-rsid="00bc1570" style:font-size-asian="10pt" style:font-size-complex="10pt"/>
    </style:style>
    <style:style style:name="P16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style:font-size-asian="10pt" style:font-size-complex="10pt"/>
    </style:style>
    <style:style style:name="P17" style:family="paragraph" style:parent-style-name="Standard">
      <style:paragraph-properties fo:margin-top="0mm" fo:margin-bottom="1.99mm" loext:contextual-spacing="false" fo:line-height="5.59mm"/>
      <style:text-properties style:font-name="Helvetica1" fo:font-size="10pt" fo:letter-spacing="0.21mm" fo:font-weight="normal" style:font-size-asian="10pt" style:font-size-complex="10pt"/>
    </style:style>
    <style:style style:name="P18" style:family="paragraph" style:parent-style-name="Standard">
      <style:paragraph-properties fo:margin-top="0mm" fo:margin-bottom="1.99mm" loext:contextual-spacing="false" fo:line-height="0.51mm"/>
      <style:text-properties style:font-name="Helvetica1" fo:font-size="10pt" fo:letter-spacing="0.21mm" fo:font-weight="normal" style:font-size-asian="10pt" style:font-size-complex="10pt"/>
    </style:style>
    <style:style style:name="P19" style:family="paragraph" style:parent-style-name="Standard">
      <style:paragraph-properties fo:margin-top="1.52mm" fo:margin-bottom="0mm" loext:contextual-spacing="false" fo:line-height="5.59mm"/>
      <style:text-properties style:font-name="Helvetica1" fo:font-size="10pt" fo:letter-spacing="0.21mm" fo:font-weight="normal" officeooo:paragraph-rsid="00b266ee" style:font-size-asian="10pt" style:font-size-complex="10pt"/>
    </style:style>
    <style:style style:name="P20" style:family="paragraph" style:parent-style-name="Standard">
      <style:paragraph-properties fo:margin-top="0mm" fo:margin-bottom="1.02mm" loext:contextual-spacing="false" fo:line-height="5.08mm"/>
      <style:text-properties style:font-name="Helvetica1" fo:font-size="10pt" fo:letter-spacing="0.21mm" fo:font-weight="normal" officeooo:rsid="0080cbd1" officeooo:paragraph-rsid="0080cbd1" style:font-size-asian="10pt" style:font-size-complex="10pt"/>
    </style:style>
    <style:style style:name="P21" style:family="paragraph" style:parent-style-name="Standard">
      <style:paragraph-properties fo:margin-top="0mm" fo:margin-bottom="1.02mm" loext:contextual-spacing="false" fo:line-height="5.08mm" fo:text-align="end" style:justify-single-word="false"/>
      <style:text-properties style:font-name="Helvetica1" fo:font-size="10pt" fo:letter-spacing="0.21mm" officeooo:rsid="00b8dc59" officeooo:paragraph-rsid="00b8dc59" style:font-size-asian="10pt" style:font-size-complex="10pt"/>
    </style:style>
    <style:style style:name="P22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49mm" fo:margin-bottom="0mm" loext:contextual-spacing="false" fo:line-height="5.59mm" fo:text-align="end" style:justify-single-word="false"/>
      <style:text-properties style:font-name="Helvetica1" fo:font-size="10pt" fo:letter-spacing="0.21mm" fo:font-weight="normal" officeooo:rsid="00dc4f9b" officeooo:paragraph-rsid="00dc4f9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normal" officeooo:rsid="00f2fec0" officeooo:paragraph-rsid="00f2fec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.49mm" fo:margin-bottom="0mm" loext:contextual-spacing="false" fo:line-height="5.59mm" fo:text-align="end" style:justify-single-word="false"/>
      <style:text-properties style:font-name="Helvetica1" fo:font-size="10pt" fo:letter-spacing="0.21mm" fo:font-weight="bold" officeooo:rsid="00b266ee" officeooo:paragraph-rsid="00b266ee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mm" fo:margin-bottom="0mm" loext:contextual-spacing="false" fo:text-align="start" style:justify-single-word="false"/>
      <style:text-properties style:font-name="Helvetica1" fo:font-size="10pt" fo:letter-spacing="0.21mm" fo:font-weight="normal" officeooo:rsid="001373b3" officeooo:paragraph-rsid="0023eddd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mm" fo:margin-bottom="0mm" loext:contextual-spacing="false" fo:line-height="4.57mm"/>
      <style:text-properties style:font-name="Helvetica1" fo:font-size="10pt" fo:letter-spacing="0.21mm" fo:font-weight="normal" officeooo:rsid="00c62f0f" officeooo:paragraph-rsid="00ebf055" style:font-size-asian="10pt" style:font-size-complex="10pt"/>
    </style:style>
    <style:style style:name="P29" style:family="paragraph" style:parent-style-name="Table_20_Contents">
      <style:paragraph-properties fo:margin-top="0mm" fo:margin-bottom="0mm" loext:contextual-spacing="false" fo:line-height="4.57mm" fo:text-align="end" style:justify-single-word="false"/>
      <style:text-properties style:font-name="Helvetica1" fo:font-size="10pt" fo:letter-spacing="0.21mm" fo:font-weight="normal" officeooo:rsid="00c62f0f" officeooo:paragraph-rsid="00ebf055" style:font-size-asian="10pt" style:font-size-complex="10pt"/>
    </style:style>
    <style:style style:name="P30" style:family="paragraph" style:parent-style-name="Text_20_body">
      <style:text-properties fo:color="#101010" style:font-name="Helvetica1" fo:font-size="10pt" fo:letter-spacing="0.21mm" fo:font-weight="normal" officeooo:rsid="00f7db44" officeooo:paragraph-rsid="00f7db44" style:font-name-asian="Monospace" style:font-size-asian="10pt" style:font-weight-asian="normal" style:font-name-complex="Monospace" style:font-size-complex="10pt" style:font-weight-complex="normal"/>
    </style:style>
    <style:style style:name="P31" style:family="paragraph" style:parent-style-name="Table_20_Contents">
      <style:text-properties style:font-name="Helvetica1" fo:font-size="10pt" style:font-size-asian="10pt" style:font-size-complex="10pt"/>
    </style:style>
    <style:style style:name="P32" style:family="paragraph" style:parent-style-name="Standard">
      <style:paragraph-properties fo:line-height="5.59mm"/>
      <style:text-properties style:font-name="Helvetica1" fo:font-size="10pt" fo:letter-spacing="0.21mm" fo:font-weight="normal" officeooo:paragraph-rsid="00fafba2" style:font-size-asian="10pt" style:font-weight-asian="normal" style:font-size-complex="10pt" style:font-weight-complex="normal"/>
    </style:style>
    <style:style style:name="P33" style:family="paragraph" style:parent-style-name="Standard" style:list-style-name="L1" style:master-page-name="">
      <loext:graphic-properties draw:fill="none" draw:fill-image-width="0mm" draw:fill-image-height="0mm"/>
      <style:paragraph-properties fo:margin-left="2.49mm" fo:margin-right="0mm" fo:margin-top="0mm" fo:margin-bottom="1.02mm" loext:contextual-spacing="false" fo:line-height="5.5mm" fo:text-align="start" style:justify-single-word="false" fo:keep-together="always" fo:text-indent="-2.24mm" style:auto-text-indent="false" style:page-number="auto" fo:background-color="transparent" style:shadow="none">
        <style:tab-stops>
          <style:tab-stop style:position="0.88mm"/>
        </style:tab-stops>
      </style:paragraph-properties>
      <style:text-properties style:font-name="Helvetica1" fo:font-size="10pt" fo:letter-spacing="0.21mm" fo:font-weight="normal" officeooo:rsid="00c6f4ee" officeooo:paragraph-rsid="00c6f4ee" style:font-size-asian="10pt" style:font-size-complex="10pt"/>
    </style:style>
    <style:style style:name="P34" style:family="paragraph" style:parent-style-name="Standard" style:list-style-name="L2">
      <loext:graphic-properties draw:fill="none"/>
      <style:paragraph-properties fo:margin-left="1.25mm" fo:margin-right="0mm" fo:margin-top="0mm" fo:margin-bottom="1.02mm" loext:contextual-spacing="false" fo:line-height="4.5mm" fo:text-align="start" style:justify-single-word="false" fo:keep-together="always" fo:text-indent="-1.99mm" style:auto-text-indent="false" fo:background-color="transparent" style:shadow="none">
        <style:tab-stops>
          <style:tab-stop style:position="1.25mm"/>
          <style:tab-stop style:position="1.46mm"/>
        </style:tab-stops>
      </style:paragraph-properties>
      <style:text-properties style:font-name="Helvetica1" fo:font-size="10pt" fo:letter-spacing="0.21mm" officeooo:rsid="0080cbd1" officeooo:paragraph-rsid="0080cbd1" style:font-size-asian="10pt" style:font-size-complex="10pt"/>
    </style:style>
    <style:style style:name="P35" style:family="paragraph" style:parent-style-name="Standard" style:list-style-name="L3">
      <style:paragraph-properties fo:margin-left="2.54mm" fo:margin-right="0mm" fo:margin-top="0mm" fo:margin-bottom="0mm" loext:contextual-spacing="false" fo:line-height="4.57mm" fo:text-align="start" style:justify-single-word="false" fo:keep-together="always" fo:text-indent="-2.29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c62f0f" officeooo:paragraph-rsid="00ebf055" style:font-size-asian="10pt" style:font-size-complex="10pt"/>
    </style:style>
    <style:style style:name="T1" style:family="text">
      <style:text-properties officeooo:rsid="000ca9f1"/>
    </style:style>
    <style:style style:name="T2" style:family="text">
      <style:text-properties fo:font-variant="normal" fo:text-transform="none" fo:color="#222222" fo:letter-spacing="0.21mm" fo:font-style="normal" fo:font-weight="normal" officeooo:rsid="00119086" style:font-weight-asian="normal" style:font-weight-complex="normal"/>
    </style:style>
    <style:style style:name="T3" style:family="text">
      <style:text-properties fo:font-variant="normal" fo:text-transform="none" fo:color="#222222" fo:letter-spacing="0.21mm" fo:font-style="normal" fo:font-weight="normal" officeooo:rsid="0039187a" style:font-weight-asian="normal" style:font-weight-complex="normal"/>
    </style:style>
    <style:style style:name="T4" style:family="text">
      <style:text-properties fo:font-variant="normal" fo:text-transform="none" fo:color="#222222" fo:letter-spacing="0.21mm" fo:font-style="normal" fo:font-weight="normal" officeooo:rsid="00121715" style:font-weight-asian="normal" style:font-weight-complex="normal"/>
    </style:style>
    <style:style style:name="T5" style:family="text">
      <style:text-properties fo:font-variant="normal" fo:text-transform="none" fo:color="#222222" fo:letter-spacing="0.21mm" fo:font-style="normal" fo:font-weight="normal" officeooo:rsid="00b266ee" style:font-weight-asian="normal" style:font-weight-complex="normal"/>
    </style:style>
    <style:style style:name="T6" style:family="text">
      <style:text-properties fo:font-weight="bold" officeooo:rsid="00272f5a" style:font-weight-asian="bold" style:font-weight-complex="bold"/>
    </style:style>
    <style:style style:name="T7" style:family="text">
      <style:text-properties fo:font-weight="bold" officeooo:rsid="002bc68e" style:font-weight-asian="bold" style:font-weight-complex="bold"/>
    </style:style>
    <style:style style:name="T8" style:family="text">
      <style:text-properties officeooo:rsid="00b266ee"/>
    </style:style>
    <style:style style:name="T9" style:family="text">
      <style:text-properties officeooo:rsid="00b93920"/>
    </style:style>
    <style:style style:name="T10" style:family="text">
      <style:text-properties officeooo:rsid="00e9843a"/>
    </style:style>
    <style:style style:name="T11" style:family="text">
      <style:text-properties fo:font-size="12pt" fo:letter-spacing="0.71mm" fo:font-weight="bold" style:font-size-asian="12pt" style:font-weight-asian="bold" style:font-size-complex="12pt" style:font-weight-complex="600"/>
    </style:style>
    <style:style style:name="T12" style:family="text">
      <style:text-properties fo:font-size="12pt" fo:letter-spacing="0.71mm" fo:font-weight="bold" officeooo:rsid="00119086" style:font-size-asian="12pt" style:font-weight-asian="bold" style:font-size-complex="12pt" style:font-weight-complex="600"/>
    </style:style>
    <style:style style:name="T13" style:family="text">
      <style:text-properties officeooo:rsid="00c62f0f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15mm" fo:text-indent="-6.24mm" fo:margin-left="25.1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31mm" fo:text-indent="-6.35mm" fo:margin-left="63.3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66mm" fo:text-indent="-6.35mm" fo:margin-left="69.6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01mm" fo:text-indent="-6.35mm" fo:margin-left="76.0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36mm" fo:text-indent="-6.35mm" fo:margin-left="82.36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15mm" fo:text-indent="-6.35mm" fo:margin-left="25.1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/>
          </table:table-cell>
          <table:table-cell table:style-name="Table1.B1" office:value-type="string">
            <text:section text:style-name="Sect1" text:name="CONFIDENTIAL">
              <text:p text:style-name="P7"><text:span text:style-name="T7">P</text:span><text:span text:style-name="T6">ersönlich / Vertraulich</text:span> </text:p>
              <text:p text:style-name="P8">[CONFIDENTIAL_TITLE]</text:p>
            </text:section>
            <text:p text:style-name="P10">[ADDRESS]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5">[DATE] <text:span text:style-name="T10">[CREATED_BY_INITIALS]</text:span></text:p>
            <text:p text:style-name="P16"><text:span text:style-name="T9">[VAT_NUMBER]</text:span> MWST</text:p>
            <text:p text:style-name="P17">IBAN <text:span text:style-name="T9">[IBAN]</text:span> </text:p>
            <text:p text:style-name="P18"/>
            <text:section text:style-name="Sect1" text:name="SWIFT">
              <text:p text:style-name="P19">SWIFT: <text:span text:style-name="T8">[SWIFT]</text:span> </text:p>
            </text:section>
            <text:p text:style-name="P16"/>
          </table:table-cell>
        </table:table-row>
      </table:table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31"><text:span text:style-name="T11">Rechnun</text:span><text:span text:style-name="T12">g</text:span> <text:span text:style-name="T2"><text:s/></text:span><text:span text:style-name="T3">f</text:span><text:span text:style-name="T4">ür Beratungstätigkeit </text:span><text:span text:style-name="T5">[TITLE]</text:span> </text:p>
          </table:table-cell>
        </table:table-row>
      </table:table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">Honorar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</table:table>
      <text:section text:style-name="Sect1" text:name="ACTIVITY_ROW">
        <text:list xml:id="list453715881496994388" text:style-name="L1">
          <text:list-item>
            <text:p text:style-name="P33">[TEXT]</text:p>
          </text:list-item>
        </text:list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2758338342773640164" text:style-name="L2">
              <text:list-item>
                <text:p text:style-name="P34">Aktenstudium und Telefonate</text:p>
              </text:list-item>
            </text:list>
          </table:table-cell>
          <table:table-cell table:style-name="Table2.A1" office:value-type="string">
            <text:p text:style-name="P20">CHF</text:p>
          </table:table-cell>
          <table:table-cell table:style-name="Table2.A1" office:value-type="string">
            <text:p text:style-name="P21">[ACTIVITIES_AMOUNT]</text:p>
          </table:table-cell>
        </table:table-row>
        <table:table-row table:style-name="Table2.2"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6"/>
          </table:table-cell>
        </table:table-row>
        <table:table-row table:style-name="Table2.3">
          <table:table-cell table:style-name="Table2.A3" office:value-type="string">
            <text:p text:style-name="P12">Nebenkosten</text:p>
          </table:table-cell>
          <table:table-cell table:style-name="Table2.B3" office:value-type="string">
            <text:p text:style-name="P5"/>
          </table:table-cell>
          <table:table-cell table:style-name="Table2.C3" office:value-type="string">
            <text:p text:style-name="P6"/>
          </table:table-cell>
        </table:table-row>
      </table:table>
      <text:section text:style-name="Sect1" text:name="EXPENSE_ROW"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list xml:id="list9156423078684892445" text:style-name="L3">
                <text:list-item>
                  <text:p text:style-name="P35">[TEXT]</text:p>
                </text:list-item>
              </text:list>
            </table:table-cell>
            <table:table-cell table:style-name="Table5.A1" office:value-type="string">
              <text:p text:style-name="P28">CHF</text:p>
            </table:table-cell>
            <table:table-cell table:style-name="Table5.A1" office:value-type="string">
              <text:p text:style-name="P29">[AMOUNT]</text:p>
            </table:table-cell>
          </table:table-row>
        </table:table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22">Subtotal</text:p>
          </table:table-cell>
          <table:covered-table-cell/>
          <table:table-cell table:style-name="Table3.C1" office:value-type="string">
            <text:p text:style-name="P22">CHF</text:p>
          </table:table-cell>
          <table:table-cell table:style-name="Table3.C1" office:value-type="string">
            <text:p text:style-name="P23">[SUB_TOTAL]</text:p>
          </table:table-cell>
        </table:table-row>
        <table:table-row>
          <table:table-cell table:style-name="Table3.A1" table:number-columns-spanned="2" office:value-type="string">
            <text:p text:style-name="P32">Zuzüglich <text:span text:style-name="T13">[VAT_RATE]</text:span> % Mehrwer<text:span text:style-name="T1">t</text:span>steuer</text:p>
          </table:table-cell>
          <table:covered-table-cell/>
          <table:table-cell table:style-name="Table3.C2" office:value-type="string">
            <text:p text:style-name="P11">CHF</text:p>
          </table:table-cell>
          <table:table-cell table:style-name="Table3.C2" office:value-type="string">
            <text:p text:style-name="P9">[VAT_AMOUNT]</text:p>
          </table:table-cell>
        </table:table-row>
        <table:table-row table:style-name="Table3.3">
          <table:table-cell table:style-name="Table3.A1" office:value-type="string">
            <text:p text:style-name="P25">Total Rechnungsbetrag</text:p>
          </table:table-cell>
          <table:table-cell table:style-name="Table3.A1" office:value-type="string">
            <text:p text:style-name="P24">[POSSIBLE_WIR_AMOUNT]</text:p>
          </table:table-cell>
          <table:table-cell table:style-name="Table3.C3" office:value-type="string">
            <text:p text:style-name="P25">CHF</text:p>
          </table:table-cell>
          <table:table-cell table:style-name="Table3.C3" office:value-type="string">
            <text:p text:style-name="P26">[TOTAL]</text:p>
          </table:table-cell>
        </table:table-row>
        <table:table-row table:style-name="Table3.4">
          <table:table-cell table:style-name="Table3.A1" table:number-columns-spanned="2" office:value-type="string">
            <text:p text:style-name="P5"/>
          </table:table-cell>
          <table:covered-table-cell/>
          <table:table-cell table:style-name="Table3.C4" table:number-columns-spanned="2" office:value-type="string">
            <text:p text:style-name="P6">20 Tage netto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Helvetica" fo:font-family="Helvetica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222d44" officeooo:paragraph-rsid="00222d44"/>
    </style:style>
    <style:style style:name="M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page-layout style:name="Mpm1">
      <style:page-layout-properties fo:page-width="210.01mm" fo:page-height="297mm" style:num-format="1" style:print-orientation="portrait" fo:margin-top="44.45mm" fo:margin-bottom="20mm" fo:margin-left="27.99mm" fo:margin-right="17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6.42mm" fo:margin-bottom="20mm" fo:margin-left="33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MP1"/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Index" style:page-layout-name="Mpm6"/>
    <style:master-page style:name="First_20_Page" style:display-name="First Page" style:page-layout-name="Mpm6" style:next-style-name="Standard"/>
    <style:master-page style:name="Last_20_Page" style:display-name="Last Page" style:page-layout-name="Mpm7">
      <style:header>
        <text:p text:style-name="MP2">${customerName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10:16</meta:creation-date>
    <dc:date>2018-01-15T15:21:07.450501980</dc:date>
    <meta:editing-duration>PT10H45M13S</meta:editing-duration>
    <meta:editing-cycles>358</meta:editing-cycles>
    <meta:generator>LibreOffice/5.1.6.2$Linux_X86_64 LibreOffice_project/10m0$Build-2</meta:generator>
    <meta:document-statistic meta:table-count="7" meta:image-count="0" meta:object-count="0" meta:page-count="1" meta:paragraph-count="29" meta:word-count="49" meta:character-count="414" meta:non-whitespace-character-count="392"/>
  </office:meta>
</office:document-meta>
</file>